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2b0" officeooo:paragraph-rsid="000ee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ill happen when we take random weights instead of specific weights,</text:p>
      <text:p text:style-name="P1">Come up with some good qu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6T14:18:43.895379574</meta:creation-date>
    <dc:date>2023-03-16T15:21:02.385058088</dc:date>
    <meta:editing-duration>PT1H2M19S</meta:editing-duration>
    <meta:editing-cycles>1</meta:editing-cycles>
    <meta:document-statistic meta:table-count="0" meta:image-count="0" meta:object-count="0" meta:page-count="1" meta:paragraph-count="2" meta:word-count="18" meta:character-count="106" meta:non-whitespace-character-count="90"/>
    <meta:generator>LibreOffice/6.0.7.3$Linux_X86_64 LibreOffice_project/00m0$Build-3</meta:generator>
  </office:meta>
</office:document-meta>
</file>